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PrepareTestInstanceCallbacks.RunPrepareTestInstanceCallbacks( Statement next , Object testInstance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PrepareTestInstanceCallbacks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